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-Regular" svg:font-family="Montserrat-Regular"/>
    <style:font-face style:name="Open Sans" svg:font-family="'Open Sans', sans-serif"/>
    <style:font-face style:name="Roboto Slab" svg:font-family="'Roboto Slab', serif"/>
    <style:font-face style:name="Roboto" svg:font-family="Roboto, sans-serif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2319in" table:align="left"/>
    </style:style>
    <style:style style:name="Table2.A" style:family="table-column">
      <style:table-column-properties style:column-width="6.231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1549in" table:align="left"/>
    </style:style>
    <style:style style:name="Table3.A" style:family="table-column">
      <style:table-column-properties style:column-width="5.15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6778in" table:align="left"/>
    </style:style>
    <style:style style:name="Table4.A" style:family="table-column">
      <style:table-column-properties style:column-width="4.6778in"/>
    </style:style>
    <style:style style:name="Table4.A1" style:family="table-cell">
      <style:table-cell-properties style:vertical-align="middle" fo:padding="0in" fo:border="none"/>
    </style:style>
    <style:style style:name="P1" style:family="paragraph" style:parent-style-name="Heading_20_1">
      <style:paragraph-properties fo:text-align="center" style:justify-single-word="false"/>
      <style:text-properties style:font-name="Times New Roman" officeooo:paragraph-rsid="001918b5"/>
    </style:style>
    <style:style style:name="P2" style:family="paragraph" style:parent-style-name="Heading_20_2">
      <style:text-properties style:font-name="Times New Roman" officeooo:paragraph-rsid="0014ac60"/>
    </style:style>
    <style:style style:name="P3" style:family="paragraph" style:parent-style-name="Heading_20_2">
      <style:text-properties style:font-name="Times New Roman" officeooo:paragraph-rsid="001918b5"/>
    </style:style>
    <style:style style:name="P4" style:family="paragraph" style:parent-style-name="Heading_20_2">
      <style:text-properties officeooo:paragraph-rsid="0017036c"/>
    </style:style>
    <style:style style:name="P5" style:family="paragraph" style:parent-style-name="Heading_20_3">
      <style:text-properties style:font-name="Times New Roman" officeooo:paragraph-rsid="0014ac60"/>
    </style:style>
    <style:style style:name="P6" style:family="paragraph" style:parent-style-name="Heading_20_3">
      <style:text-properties style:font-name="Times New Roman" fo:font-size="18pt" officeooo:paragraph-rsid="001918b5" style:font-size-asian="18pt" style:font-size-complex="18pt"/>
    </style:style>
    <style:style style:name="P7" style:family="paragraph" style:parent-style-name="Heading_20_3">
      <style:text-properties style:font-name="Times New Roman" officeooo:paragraph-rsid="001918b5"/>
    </style:style>
    <style:style style:name="P8" style:family="paragraph" style:parent-style-name="Heading_20_3">
      <style:text-properties fo:color="#000000" style:font-name="Roboto Slab" fo:font-size="16pt" fo:font-weight="bold" officeooo:paragraph-rsid="001918b5" style:font-size-asian="16pt" style:font-size-complex="16pt"/>
    </style:style>
    <style:style style:name="P9" style:family="paragraph" style:parent-style-name="Table_20_Contents">
      <style:text-properties style:font-name="Times New Roman" fo:font-size="11pt" officeooo:paragraph-rsid="0014ac60" style:font-size-asian="11pt" style:font-size-complex="11pt"/>
    </style:style>
    <style:style style:name="P10" style:family="paragraph" style:parent-style-name="Table_20_Contents">
      <style:text-properties style:font-name="Times New Roman" fo:font-size="11pt" officeooo:paragraph-rsid="001918b5" style:font-size-asian="11pt" style:font-size-complex="11pt"/>
    </style:style>
    <style:style style:name="P11" style:family="paragraph" style:parent-style-name="Table_20_Contents">
      <style:text-properties style:font-name="Times New Roman" officeooo:paragraph-rsid="001918b5"/>
    </style:style>
    <style:style style:name="P12" style:family="paragraph" style:parent-style-name="Table_20_Contents">
      <style:text-properties style:font-name="Times New Roman" officeooo:paragraph-rsid="001bc488"/>
    </style:style>
    <style:style style:name="P13" style:family="paragraph" style:parent-style-name="Table_20_Contents">
      <style:paragraph-properties fo:margin-top="0in" fo:margin-bottom="0in" loext:contextual-spacing="false"/>
      <style:text-properties fo:color="#000000" style:font-name="Times New Roman" fo:font-size="11pt" officeooo:paragraph-rsid="001918b5" style:font-size-asian="11pt" style:font-size-complex="11pt"/>
    </style:style>
    <style:style style:name="P14" style:family="paragraph" style:parent-style-name="Text_20_body">
      <style:text-properties style:font-name="Times New Roman" officeooo:paragraph-rsid="0014ac60"/>
    </style:style>
    <style:style style:name="P15" style:family="paragraph" style:parent-style-name="Text_20_body">
      <style:text-properties style:font-name="Times New Roman" fo:font-size="11pt" officeooo:paragraph-rsid="0014ac60" style:font-size-asian="11pt" style:font-size-complex="11pt"/>
    </style:style>
    <style:style style:name="P16" style:family="paragraph" style:parent-style-name="Text_20_body">
      <style:text-properties style:font-name="Times New Roman" fo:font-size="11pt" officeooo:paragraph-rsid="001918b5" style:font-size-asian="11pt" style:font-size-complex="11pt"/>
    </style:style>
    <style:style style:name="P17" style:family="paragraph" style:parent-style-name="Text_20_body">
      <style:text-properties style:font-name="Times New Roman" fo:font-size="14pt" officeooo:paragraph-rsid="0014ac60" style:font-size-asian="14pt" style:font-size-complex="14pt"/>
    </style:style>
    <style:style style:name="P18" style:family="paragraph" style:parent-style-name="Text_20_body">
      <style:text-properties style:font-name="Times New Roman" fo:font-size="14pt" officeooo:paragraph-rsid="001918b5" style:font-size-asian="14pt" style:font-size-complex="14pt"/>
    </style:style>
    <style:style style:name="P19" style:family="paragraph" style:parent-style-name="Text_20_body" style:list-style-name="L2">
      <style:text-properties style:font-name="Times New Roman" officeooo:paragraph-rsid="0017036c"/>
    </style:style>
    <style:style style:name="P20" style:family="paragraph" style:parent-style-name="Text_20_body">
      <style:text-properties style:font-name="Times New Roman" officeooo:paragraph-rsid="0017036c"/>
    </style:style>
    <style:style style:name="P21" style:family="paragraph" style:parent-style-name="Text_20_body">
      <style:text-properties style:font-name="Times New Roman" fo:font-size="18pt" fo:font-weight="bold" officeooo:paragraph-rsid="0017036c" style:font-size-asian="18pt" style:font-weight-asian="bold" style:font-size-complex="18pt" style:font-weight-complex="bold"/>
    </style:style>
    <style:style style:name="P22" style:family="paragraph" style:parent-style-name="Text_20_body">
      <style:text-properties style:font-name="Times New Roman" fo:font-size="18pt" fo:font-weight="bold" officeooo:rsid="001918b5" officeooo:paragraph-rsid="001918b5" style:font-size-asian="18pt" style:font-weight-asian="bold" style:font-size-complex="18pt" style:font-weight-complex="bold"/>
    </style:style>
    <style:style style:name="P23" style:family="paragraph" style:parent-style-name="Text_20_body">
      <style:text-properties style:font-name="Times New Roman" officeooo:paragraph-rsid="001740c4"/>
    </style:style>
    <style:style style:name="P24" style:family="paragraph" style:parent-style-name="Text_20_body" style:list-style-name="L4">
      <style:text-properties style:font-name="Times New Roman" officeooo:paragraph-rsid="0017036c"/>
    </style:style>
    <style:style style:name="P25" style:family="paragraph" style:parent-style-name="Text_20_body" style:list-style-name="L4">
      <style:text-properties style:font-name="Times New Roman" officeooo:paragraph-rsid="001740c4"/>
    </style:style>
    <style:style style:name="P26" style:family="paragraph" style:parent-style-name="Text_20_body">
      <style:text-properties style:font-name="Times New Roman" officeooo:rsid="001918b5" officeooo:paragraph-rsid="001918b5"/>
    </style:style>
    <style:style style:name="P27" style:family="paragraph" style:parent-style-name="Text_20_body">
      <style:text-properties style:font-name="Times New Roman" officeooo:paragraph-rsid="001918b5"/>
    </style:style>
    <style:style style:name="P28" style:family="paragraph" style:parent-style-name="Text_20_body">
      <style:paragraph-properties fo:text-align="center" style:justify-single-word="false"/>
      <style:text-properties style:font-name="Times New Roman" officeooo:paragraph-rsid="0014ac60"/>
    </style:style>
    <style:style style:name="P29" style:family="paragraph" style:parent-style-name="Text_20_body">
      <style:paragraph-properties fo:text-align="center" style:justify-single-word="false"/>
      <style:text-properties style:font-name="Times New Roman" officeooo:paragraph-rsid="001918b5"/>
    </style:style>
    <style:style style:name="P30" style:family="paragraph" style:parent-style-name="Text_20_body">
      <style:paragraph-properties fo:text-align="start" style:justify-single-word="false"/>
      <style:text-properties style:font-name="Times New Roman" officeooo:paragraph-rsid="0014ac60"/>
    </style:style>
    <style:style style:name="P31" style:family="paragraph" style:parent-style-name="Text_20_body" style:list-style-name="L3">
      <style:text-properties officeooo:paragraph-rsid="001740c4"/>
    </style:style>
    <style:style style:name="P32" style:family="paragraph" style:parent-style-name="Text_20_body" style:list-style-name="L3">
      <style:text-properties officeooo:rsid="001740c4" officeooo:paragraph-rsid="001740c4"/>
    </style:style>
    <style:style style:name="P33" style:family="paragraph" style:parent-style-name="Text_20_body" style:list-style-name="L1">
      <style:paragraph-properties fo:margin-top="0in" fo:margin-bottom="0in" loext:contextual-spacing="false"/>
      <style:text-properties officeooo:paragraph-rsid="0017036c"/>
    </style:style>
    <style:style style:name="P3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size="14pt" fo:font-weight="bold" officeooo:paragraph-rsid="001918b5" style:font-size-asian="14pt" style:font-weight-asian="bold" style:font-size-complex="14pt" style:font-weight-complex="bold"/>
    </style:style>
    <style:style style:name="P35" style:family="paragraph" style:parent-style-name="Text_20_body" style:list-style-name="L1">
      <style:paragraph-properties fo:margin-left="0in" fo:margin-right="0in" fo:text-indent="0in" style:auto-text-indent="false"/>
      <style:text-properties officeooo:paragraph-rsid="0017036c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017036c" officeooo:paragraph-rsid="0017036c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Times New Roman" officeooo:rsid="0017036c" officeooo:paragraph-rsid="0017036c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Times New Roman" fo:font-size="18pt" fo:font-weight="bold" officeooo:rsid="0017036c" officeooo:paragraph-rsid="0017036c" style:font-size-asian="18pt" style:font-weight-asian="bold" style:font-size-complex="18pt" style:font-weight-complex="bold"/>
    </style:style>
    <style:style style:name="P3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officeooo:rsid="001918b5" officeooo:paragraph-rsid="001918b5"/>
    </style:style>
    <style:style style:name="P40" style:family="paragraph" style:parent-style-name="Text_20_body">
      <style:paragraph-properties fo:margin-left="0in" fo:margin-right="0in" fo:text-indent="0in" style:auto-text-indent="false"/>
      <style:text-properties fo:font-size="18pt" fo:font-weight="bold" officeooo:paragraph-rsid="0017036c" style:font-size-asian="18pt" style:font-weight-asian="bold" style:font-size-complex="18pt" style:font-weight-complex="bold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officeooo:paragraph-rsid="001740c4"/>
    </style:style>
    <style:style style:name="T1" style:family="text">
      <style:text-properties officeooo:rsid="00079948"/>
    </style:style>
    <style:style style:name="T2" style:family="text">
      <style:text-properties fo:font-variant="normal" fo:text-transform="none" fo:color="#323639" style:font-name="Times New Roman" fo:letter-spacing="normal" fo:font-style="normal" officeooo:rsid="0014ac60"/>
    </style:style>
    <style:style style:name="T3" style:family="text">
      <style:text-properties fo:font-variant="normal" fo:text-transform="none" fo:color="#f56a6a" style:text-line-through-style="none" style:text-line-through-type="none" style:font-name="Times New Roman" fo:letter-spacing="normal" fo:font-style="normal" style:text-underline-style="none" officeooo:rsid="0014ac60" style:text-blinking="false" loext:padding="0in" loext:border="none"/>
    </style:style>
    <style:style style:name="T4" style:family="text">
      <style:text-properties fo:font-variant="normal" fo:text-transform="none" fo:color="#000000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Montserrat-Regular" fo:font-size="13.5pt" fo:letter-spacing="normal" fo:font-style="normal" fo:font-weight="normal"/>
    </style:style>
    <style:style style:name="T6" style:family="text">
      <style:text-properties fo:font-variant="normal" fo:text-transform="none" fo:color="#000000" style:font-name="Montserrat-Regular" fo:font-size="14pt" fo:letter-spacing="normal" fo:font-style="normal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Andale Mono" fo:font-size="13.5pt" fo:letter-spacing="normal" fo:font-style="normal" fo:font-weight="normal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style:font-name="Andale Mono"/>
    </style:style>
    <style:style style:name="T10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officeooo:rsid="001740c4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officeooo:rsid="001e235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Want to donate directly to the Ukrainian Army? </text:h>
      <table:table table:name="Table3" table:style-name="Table3">
        <table:table-column table:style-name="Table3.A"/>
        <table:table-row table:style-name="TableLine94299857208960">
          <table:table-cell table:style-name="Table3.A1" office:value-type="string">
            <text:p text:style-name="P11"><text:span text:style-name="T4">IBAN DE05504000005040040066</text:span></text:p>
            <text:p text:style-name="P12"><text:span text:style-name="T4">BENEFICIARY: National Bank of Ukraine</text:span><text:line-break/><text:span text:style-name="T4">BENEFICIARY BIC: NBUAUAUXXXX</text:span><text:line-break/><text:span text:style-name="T4">PURPOSE OF PAYMENT: for crediting account 47330992708</text:span><text:line-break/><text:span text:style-name="T4">BENEFICIARY BANK NAME: DEUTSCHE  BUNDESBANK, Frankfurt</text:span><text:line-break/><text:span text:style-name="T4">BENEFICIARY BANK BIC: MARKDEFF</text:span><text:line-break/><text:span text:style-name="T4">BENEFICIARY BANK ADDRESS: Wilhelm-Epstein-Strasse 14, </text:span></text:p>
            <text:p text:style-name="P12"><text:span text:style-name="T4">60431 Frankfurt Am Main, Germany</text:span></text:p>
          </table:table-cell>
        </table:table-row>
      </table:table>
      <text:h text:style-name="P6" text:outline-level="3"><text:span text:style-name="T8">Are you willing to help with the medical treatment of those wounded in action?</text:span></text:h>
      <text:p text:style-name="P34"><text:span text:style-name="T2">Charity Fund “Hospitallers”</text:span><text:span text:style-name="T3">.</text:span></text:p>
      <table:table table:name="Table4" table:style-name="Table4">
        <table:table-column table:style-name="Table4.A"/>
        <table:table-row table:style-name="TableLine94299842369536">
          <table:table-cell table:style-name="Table4.A1" office:value-type="string">
            <text:p text:style-name="P13">BENEFICIARY: FEDIANOVYCH HANNA VITALIIVNA 51400, Ukraine, region Dnipropetrovska, district Pavlohradskyi, city Pavlohrad,street Zakhidna,building 13<text:line-break/>IBAN: UA323052990262006400928825801<text:line-break/>ACCOUNT: 5168 7451 2080 1474<text:line-break/>BANK: JSC CB PRIVATBANK, 1D HRUSHEVSKOHO STR., KYIV, 01001, UKRAINE<text:line-break/>SWIFT: PBANUA2X<text:line-break/>INTERMEDIARY: J.P.MORGAN AG, FRANKFURT AM MAIN, GERMANY<text:line-break/>ACCOUNT: 623-160-5145<text:line-break/>SWIFT: CHASDEFX</text:p>
          </table:table-cell>
        </table:table-row>
      </table:table>
      <text:p text:style-name="P27"/>
      <text:h text:style-name="P8" text:outline-level="3">Support children of war in Ukraine!</text:h>
      <text:p text:style-name="P39"><text:span text:style-name="T6">The Voices of Children Foundation:</text:span><text:span text:style-name="T5"> </text:span><text:span text:style-name="T7">voices.org.ua</text:span></text:p>
      <text:p text:style-name="P30"/>
      <text:p text:style-name="P28"/>
      <text:p text:style-name="P28"/>
      <text:h text:style-name="P1" text:outline-level="1"><text:span text:style-name="T15">Help Ukraine Resist </text:span></text:h>
      <text:p text:style-name="P18">Are you looking for ways to help Ukraine? Can you volunteer time, money, skills? Here are some ideas for you. </text:p>
      <text:h text:style-name="P3" text:outline-level="2">Want to donate for non-lethal equipment? </text:h>
      <text:h text:style-name="P7" text:outline-level="3">International Foundation "Come Back Alive" </text:h>
      <text:p text:style-name="P16">We supply technology, training, and ammunition. After arriving home from the front line of defense, our troops receive support with sports rehabilitation and the development of veteran-run businesses.</text:p>
      <table:table table:name="Table1" table:style-name="Table1">
        <table:table-column table:style-name="Table1.A"/>
        <table:table-row table:style-name="TableLine94299848580864">
          <table:table-cell table:style-name="Table1.A1" office:value-type="string">
            <text:p text:style-name="P10">IBAN UA093052990000026004025029786<text:line-break/>Name of the Bank: JSC CB "PRIVATBANK", 1D HRUSHEVSKOHO STR., </text:p>
            <text:p text:style-name="P10">KYIV, 01001, UKRAINE<text:line-break/>SWIFT: PBANUA2X<text:line-break/>Company address: 32 BOHDANA KHMELNYTSKOHO STR., KYIV, 01054,</text:p>
            <text:p text:style-name="P10">UKRAINE (м. Київ, вул. Богдана Хмельницького б.32, кв.41)<text:line-break/>Purpose of payment: Charitable donation to Ukrainian military. </text:p>
          </table:table-cell>
        </table:table-row>
      </table:table>
      <text:h text:style-name="P7" text:outline-level="3">Charity fund ARMY SOS </text:h>
      <text:p text:style-name="P16">Army SOS <text:span text:style-name="T1">m</text:span>anages purchases of necessary ammunition, shields, uniforms, intercommunication and reconnaissance facilities, <text:s/>and food supply.</text:p>
      <table:table table:name="Table2" table:style-name="Table2">
        <table:table-column table:style-name="Table2.A"/>
        <table:table-row table:style-name="TableLine94299848193696">
          <table:table-cell table:style-name="Table2.A1" office:value-type="string">
            <text:p text:style-name="P10">Recipient name: Charity fund ARMY SOS<text:line-break/>Bank: JSC CB "PRIVATBANK", 1D HRUSHEVSKOHO STR., KYIV, 01001, </text:p>
            <text:p text:style-name="P10">UKRAINE<text:line-break/>SWIFT: PBANUA2X<text:line-break/>Recipient address: 3/5 Vasilya Yana str., Kyiv, Ukraine, 01033<text:line-break/>IBAN Code: UA453052990000026005006802125<text:line-break/><text:line-break/>Correspondent bank: Commerzbank AG, Frankfurt am Main, Germany<text:line-break/>Account at correspondent bank: 400886700401<text:line-break/>Correspondent bank SWIFT: COBADEFF </text:p>
          </table:table-cell>
        </table:table-row>
      </table:table>
      <text:p text:style-name="P29"/>
      <text:p text:style-name="P14"/>
      <text:h text:style-name="P4" text:outline-level="2"><text:soft-page-break/>Can you offer an accommodation for refugees? </text:h>
      <text:p text:style-name="P41">If you are willing to offer an accommodation for refugees from Ukraine, you can do so on </text:p>
      <text:list xml:id="list1195391153" text:style-name="L3">
        <text:list-item>
          <text:p text:style-name="P31"><text:a xlink:type="simple" xlink:href="https://prykhystok.in.ua/" office:target-frame-name="_blank" xlink:show="new" text:style-name="Internet_20_link" text:visited-style-name="Visited_20_Internet_20_Link">Prykhystok</text:a>: <text:span text:style-name="T9">prykhystok.in.ua</text:span></text:p>
        </text:list-item>
        <text:list-item>
          <text:p text:style-name="P32">Airbnb: <text:span text:style-name="T9">https://www.airbnb.org/get-involved</text:span></text:p>
        </text:list-item>
      </text:list>
      <text:p text:style-name="P36"/>
      <text:p text:style-name="P38">Do you have a medical training? Help hospitals in Ukraine.</text:p>
      <text:p text:style-name="P37"><text:span text:style-name="T11">Please register by filling in the form available on </text:span><text:span text:style-name="T10">en.moz.gov.ua</text:span><text:span text:style-name="T11"> </text:span><text:span text:style-name="T12"><text:s text:c="2"/></text:span></text:p>
      <text:h text:style-name="P4" text:outline-level="2">Do you have excellent IT skills? </text:h>
      <text:list xml:id="list1892392481" text:style-name="L1">
        <text:list-item>
          <text:p text:style-name="P33">Join the <text:a xlink:type="simple" xlink:href="https://t.me/s/itarmyofukraine2022" office:target-frame-name="_blank" xlink:show="new" text:style-name="Internet_20_link" text:visited-style-name="Visited_20_Internet_20_Link">IT Army Ukraine</text:a>: <text:span text:style-name="T9">https://t.me/s/itarmyofukraine2022</text:span></text:p>
        </text:list-item>
        <text:list-item>
          <text:p text:style-name="P33">Are you a keyboard warrior? Want to share your IT skills with organizations in Ukraine? Contact <text:a xlink:type="simple" xlink:href="https://techtotherescue.org/tech/tech-for-ukraine" text:style-name="Internet_20_link" text:visited-style-name="Visited_20_Internet_20_Link">Tech To the Rescue</text:a>: <text:span text:style-name="T9">https://techtotherescue.org/tech/tech-for-ukraine</text:span></text:p>
        </text:list-item>
        <text:list-item>
          <text:p text:style-name="P35">Are you active on social media? Share evidences of Russian crimes in Ukraine. </text:p>
        </text:list-item>
      </text:list>
      <text:p text:style-name="P40">Do you think your government should do more?</text:p>
      <text:list xml:id="list1461093637" text:style-name="L2">
        <text:list-item>
          <text:p text:style-name="P19">Take part in rallies: <text:span text:style-name="T14">I</text:span>nteractive map <text:span text:style-name="T9">https://worldforukraine.net/</text:span></text:p>
        </text:list-item>
        <text:list-item>
          <text:p text:style-name="P19">Write to your MP urging more action from your government.</text:p>
        </text:list-item>
      </text:list>
      <text:p text:style-name="P20"/>
      <text:p text:style-name="P20"><text:span text:style-name="T13">Do you wish to provide a humanitarian aid for Ukraine?</text:span></text:p>
      <text:list xml:id="list267202631" text:style-name="L4">
        <text:list-item>
          <text:p text:style-name="P25">Check the list of needs of the Help Ukraine! Center <text:span text:style-name="T9">https://helpukraine.center/en</text:span>, buy and send this to the center.</text:p>
        </text:list-item>
        <text:list-item>
          <text:p text:style-name="P24">If you already have a humanitarian aid and are looking for logistics, Crisis Logistics Center <text:span text:style-name="T9">https://pomich.org/shippers</text:span> has a pool of reliable carriers. Add a request for transportation and the Center will connect you with a carrier ready for delivery.</text:p>
        </text:list-item>
      </text:list>
      <text:p text:style-name="P21"/>
      <text:p text:style-name="P21">Are you ready to fight yourself? Ukraine needs you!</text:p>
      <text:p text:style-name="P23">If your citizenship is other than Ukrainian and you have a military training, you can join the International legion: <text:span text:style-name="T9">https://fightforua.org</text:span></text:p>
      <text:p text:style-name="P23"><text:s/>Hotline: +380442370002 (press ' 2 ' for English).</text:p>
      <text:p text:style-name="P23"/>
      <text:p text:style-name="P22">Share this information with your friends!</text:p>
      <text:p text:style-name="P26">Check <text:span text:style-name="T9">helpukraine.github.io</text:span> <text:s/>for more information and regular updates.</text:p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-Regular" svg:font-family="Montserrat-Regular"/>
    <style:font-face style:name="Open Sans" svg:font-family="'Open Sans', sans-serif"/>
    <style:font-face style:name="Roboto Slab" svg:font-family="'Roboto Slab', serif"/>
    <style:font-face style:name="Roboto" svg:font-family="Roboto, sans-serif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902in" fo:margin-bottom="0.3902in" fo:margin-left="0.7874in" fo:margin-right="0.7874in" style:writing-mode="lr-tb" style:footnote-max-height="0in">
        <style:columns fo:column-count="2" fo:column-gap="0.7598in">
          <style:column style:rel-width="7283*" fo:start-indent="0in" fo:end-indent="0.3799in"/>
          <style:column style:rel-width="7283*" fo:start-indent="0.37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23:27:21.851857852</meta:creation-date>
    <dc:date>2022-03-06T11:56:04.734807203</dc:date>
    <meta:editing-duration>PT1H47M44S</meta:editing-duration>
    <meta:editing-cycles>5</meta:editing-cycles>
    <meta:generator>LibreOffice/6.4.7.2$Linux_X86_64 LibreOffice_project/40$Build-2</meta:generator>
    <meta:print-date>2022-03-06T11:51:15.140085409</meta:print-date>
    <meta:document-statistic meta:table-count="4" meta:image-count="0" meta:object-count="0" meta:page-count="2" meta:paragraph-count="42" meta:word-count="534" meta:character-count="3823" meta:non-whitespace-character-count="3317"/>
  </office:meta>
</office:document-meta>
</file>